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end="Arrow" draw:marker-end-width="0.3cm" draw:fill="none" draw:fill-color="#ff00ff" draw:textarea-vertical-align="middle"/>
    </style:style>
    <style:style style:name="gr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fill="solid" draw:fill-color="#ff00ff" draw:textarea-vertical-align="middl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cm" draw:marker-start="Arrow" draw:marker-start-width="0.3cm" draw:marker-end="Arrow" draw:marker-end-width="0.3cm" draw:fill="none" draw:fill-color="#ff0000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cm" draw:marker-start-width="0cm" draw:marker-end-width="0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svg:stroke-width="0cm" draw:marker-start-width="0cm" draw:marker-end-width="0cm" draw:fill="solid" draw:fill-color="#cfe7e5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cm" draw:marker-start="Arrow" draw:marker-start-width="0.4cm" draw:marker-end="" draw:marker-end-width="0.35cm" draw:fill="none" draw:fill-color="#ff0000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.5cm" svg:stroke-color="#000000" draw:fill="none" draw:fill-color="#ffffff" fo:min-height="0cm" fo:padding-top="0.375cm" fo:padding-bottom="0.375cm" fo:padding-left="0.5cm" fo:padding-right="0.5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4.2cm" svg:height="5.8cm" svg:x="3cm" svg:y="7cm">
          <text:p text:style-name="P1"><text:s text:c="31"/>Serveu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4cm" svg:height="8cm" svg:x="1.4cm" svg:y="20.7cm">
          <text:p text:style-name="P1"><text:s text:c="84"/>Site 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1.276cm" svg:x="18.845cm" svg:y="22.7cm">
          <draw:text-box>
            <text:p text:style-name="P2"><text:span text:style-name="T1">X 4</text:span></text:p>
          </draw:text-box>
        </draw:frame>
        <draw:line draw:style-name="gr3" draw:text-style-name="P3" draw:layer="layout" svg:x1="9.9cm" svg:y1="11.4cm" svg:x2="16.1cm" svg:y2="23.2cm">
          <text:p text:style-name="P1"><text:span text:style-name="T2">Requête HTTP</text:span></text:p>
          <text:p text:style-name="P1"><text:span text:style-name="T2">(réplication)</text:span></text:p>
        </draw:line>
        <draw:custom-shape draw:style-name="gr4" draw:text-style-name="P1" draw:layer="layout" svg:width="7.7cm" svg:height="2.7cm" svg:x="2.4cm" svg:y="25.6cm">
          <text:p text:style-name="P1">USB</text:p>
          <text:p text:style-name="P1">(script bash/python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8cm" svg:y1="25cm" svg:x2="10.1cm" svg:y2="27.1cm">
          <text:p/>
        </draw:line>
        <draw:custom-shape draw:style-name="gr6" draw:text-style-name="P1" draw:layer="layout" svg:width="4.7cm" svg:height="2.8cm" svg:x="13.9cm" svg:y="23.3cm">
          <text:p text:style-name="P1">CouchDB</text:p>
          <text:p text:style-name="P1">local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22.8cm" svg:x2="13.9cm" svg:y2="24.5cm">
          <text:p/>
        </draw:line>
        <draw:custom-shape draw:style-name="gr8" draw:text-style-name="P1" draw:layer="layout" svg:width="11.8cm" svg:height="2.4cm" svg:x="3.7cm" svg:y="8.9cm">
          <text:p text:style-name="P1">CouchDB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3.4cm" svg:x="2.4cm" svg:y="1cm">
          <text:p text:style-name="P1">Site Web</text:p>
          <text:p text:style-name="P1">(with mobile support)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3cm" svg:y1="8.9cm" svg:x2="7.3cm" svg:y2="4.4cm">
          <text:p text:style-name="P1"/>
          <text:p text:style-name="P1"/>
        </draw:line>
        <draw:custom-shape draw:style-name="gr9" draw:text-style-name="P1" draw:layer="layout" svg:width="5.2cm" svg:height="3.1cm" svg:x="11.2cm" svg:y="1.1cm">
          <text:p text:style-name="P1">Live</text:p>
          <text:p text:style-name="P1">Videoprojection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2cm" svg:y1="8.9cm" svg:x2="12.2cm" svg:y2="4.2cm">
          <text:p text:style-name="P1"/>
          <text:p text:style-name="P1"/>
        </draw:line>
        <draw:frame draw:style-name="gr11" draw:text-style-name="P4" draw:layer="layout" svg:width="11.7cm" svg:height="2.487cm" svg:x="3.9cm" svg:y="4.913cm">
          <draw:text-box>
            <text:p text:style-name="P4"><text:span text:style-name="T3">requêtes</text:span></text:p>
            <text:p text:style-name="P4"><text:span text:style-name="T3">HTTP</text:span></text:p>
          </draw:text-box>
        </draw:frame>
        <draw:custom-shape draw:style-name="gr12" draw:text-style-name="P1" draw:layer="layout" svg:width="7.9cm" svg:height="3.2cm" svg:x="2.3cm" svg:y="21.4cm">
          <text:p text:style-name="P1">Navigateur pur</text:p>
          <text:p text:style-name="P1">(couchapp)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ambier</meta:initial-creator>
    <meta:creation-date>2011-11-08T00:08:31</meta:creation-date>
    <dc:date>2011-11-28T22:02:20</dc:date>
    <dc:creator>Thomas Gambier</dc:creator>
    <meta:editing-duration>PT3H29M23S</meta:editing-duration>
    <meta:editing-cycles>4</meta:editing-cycles>
    <meta:generator>LibreOffice/3.4$Linux LibreOffice_project/340m1$Build-402</meta:generator>
    <meta:document-statistic meta:object-count="15"/>
  </office:meta>
</office:document-meta>
</file>